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lfabetyczni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Klasy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  <table:named-expressions/>
      </table:table>
      <table:table table:name="Egzaminy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  <table:named-expressions/>
      </table:table>
      <table:table table:name="Płeć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 table:number-rows-repeated="1048409">
          <table:table-cell table:number-columns-repeated="9"/>
        </table:table-row>
        <table:table-row table:style-name="ro2" table:visibility="filter">
          <table:table-cell table:number-columns-repeated="9"/>
        </table:table-row>
        <table:named-expressions/>
      </table:table>
      <table:table table:name="Najlepsi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</table:table-row>
        <table:table-row table:style-name="ro2" table:visibility="filter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</table:table-row>
        <table:table-row table:style-name="ro2" table:visibility="filter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</table:table-row>
        <table:table-row table:style-name="ro2" table:visibility="filter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</table:table-row>
        <table:table-row table:style-name="ro2" table:visibility="filter" table:number-rows-repeated="1048409">
          <table:table-cell table:number-columns-repeated="9"/>
        </table:table-row>
        <table:table-row table:style-name="ro2" table:visibility="filter">
          <table:table-cell table:number-columns-repeated="9"/>
        </table:table-row>
        <table:named-expressions/>
      </table:table>
      <table:named-expressions>
        <table:named-range table:name="Klasy" table:base-cell-address="$Klasy.$A$1" table:cell-range-address="$Klasy.$A$1"/>
        <table:named-range table:name="Egzaminy" table:base-cell-address="$Egzaminy.$A$1" table:cell-range-address="$Egzaminy.$A$1"/>
        <table:named-range table:name="Płeć" table:base-cell-address="$Płeć.$A$1" table:cell-range-address="$Płeć.$A$1"/>
        <table:named-range table:name="Najlepsi" table:base-cell-address="$Najlepsi.$A$1" table:cell-range-address="$Najlepsi.$A$1"/>
      </table:named-expressions>
      <table:database-ranges>
        <table:database-range table:name="__Anonymous_Sheet_DB__1" table:target-range-address="Płeć.A1:Płeć.I166" table:display-filter-buttons="true">
          <table:filter>
            <table:filter-condition table:field-number="2" table:value="K" table:operator="="/>
          </table:filter>
          <table:sort>
            <table:sort-by table:field-number="7" table:data-type="automatic"/>
          </table:sort>
        </table:database-range>
        <table:database-range table:target-range-address="Najlepsi.A1:Najlepsi.I1048576">
          <table:filter>
            <table:filter-and>
              <table:filter-condition table:field-number="4" table:value="25" table:operator="&gt;="/>
              <table:filter-condition table:field-number="5" table:value="25" table:operator="&gt;="/>
              <table:filter-condition table:field-number="6" table:value="25" table:operator="&gt;="/>
            </table:filter-and>
          </table:filter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.01.2018</text:date>, <text:time>13:13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1T13:13:31.12</dc:date>
    <meta:generator>OpenOffice/4.1.4$Win32 OpenOffice.org_project/414m4$Build-9787</meta:generator>
    <meta:editing-duration>PT51M29S</meta:editing-duration>
    <meta:editing-cycles>13</meta:editing-cycles>
    <dc:creator>Kacper Szklennik</dc:creator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